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77.96pt" svg:height="265.15pt" svg:x="118.97pt" svg:y="94.48pt">
            <loext:p draw:notify-on-update-of-ranges="Sheet1.A3:Sheet1.A4 Sheet1.B1:Sheet1.B1 Sheet1.B3:Sheet1.B4 Sheet1.C3:Sheet1.C4 Sheet1.C3:Sheet1.C4 Sheet1.D1:Sheet1.D1 Sheet1.D3:Sheet1.D4 Sheet1.E3:Sheet1.E4 Sheet1.E3:Sheet1.E4 Sheet1.F1:Sheet1.F1 Sheet1.F3:Sheet1.F4 Sheet1.G3:Sheet1.G4 Sheet1.G3:Sheet1.G4 Sheet1.H1:Sheet1.H1 Sheet1.H3:Sheet1.H4 Sheet1.I3:Sheet1.I4 Sheet1.I3:Sheet1.I4 Sheet1.J1:Sheet1.J1 Sheet1.J3:Sheet1.J4 Sheet1.K3:Sheet1.K4 Sheet1.K3:Sheet1.K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send+recv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Write+StreamRead(Linux)</text:p>
          </table:table-cell>
          <table:covered-table-cell table:style-name="Default"/>
          <table:table-cell office:value-type="string" calcext:value-type="string" table:number-columns-spanned="2" table:number-rows-spanned="1">
            <text:p>StreamWrite+StreamRead(Linux+SC)</text:p>
          </table:table-cell>
          <table:covered-table-cell/>
          <table:table-cell office:value-type="string" calcext:value-type="string" table:number-columns-spanned="2" table:number-rows-spanned="1">
            <text:p>StreamWrite+StreamRead(Linux+SC+RM)</text:p>
          </table:table-cell>
          <table:covered-table-cell/>
          <table:table-cell office:value-type="string" calcext:value-type="string" table:number-columns-spanned="2" table:number-rows-spanned="1">
            <text:p>StreamWrite+StreamRead(SGX)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TCP latency</text:p>
          </table:table-cell>
          <table:table-cell office:value-type="float" office:value="5.3911" calcext:value-type="float">
            <text:p>5.3911</text:p>
          </table:table-cell>
          <table:table-cell office:value-type="float" office:value="0.1527" calcext:value-type="float">
            <text:p>0.1527</text:p>
          </table:table-cell>
          <table:table-cell office:value-type="float" office:value="6.3489" calcext:value-type="float">
            <text:p>6.3489</text:p>
          </table:table-cell>
          <table:table-cell office:value-type="float" office:value="0.5962" calcext:value-type="float">
            <text:p>0.5962</text:p>
          </table:table-cell>
          <table:table-cell table:style-name="ce2" office:value-type="float" office:value="6.5984" calcext:value-type="float">
            <text:p>6.5984</text:p>
          </table:table-cell>
          <table:table-cell table:style-name="ce2" office:value-type="float" office:value="0.3507" calcext:value-type="float">
            <text:p>0.3507</text:p>
          </table:table-cell>
          <table:table-cell table:style-name="ce2" office:value-type="float" office:value="6.6327" calcext:value-type="float">
            <text:p>6.6327</text:p>
          </table:table-cell>
          <table:table-cell table:style-name="ce2" office:value-type="float" office:value="0.3699" calcext:value-type="float">
            <text:p>0.3699</text:p>
          </table:table-cell>
          <table:table-cell table:style-name="ce2" office:value-type="float" office:value="14.4018" calcext:value-type="float">
            <text:p>14.4018</text:p>
          </table:table-cell>
          <table:table-cell table:style-name="ce2" office:value-type="float" office:value="0.6695" calcext:value-type="float">
            <text:p>0.6695</text:p>
          </table:table-cell>
        </table:table-row>
        <table:table-row table:style-name="ro1">
          <table:table-cell office:value-type="string" calcext:value-type="string">
            <text:p>UDP latency</text:p>
          </table:table-cell>
          <table:table-cell office:value-type="float" office:value="5.7363" calcext:value-type="float">
            <text:p>5.7363</text:p>
          </table:table-cell>
          <table:table-cell office:value-type="float" office:value="0.6492" calcext:value-type="float">
            <text:p>0.6492</text:p>
          </table:table-cell>
          <table:table-cell office:value-type="float" office:value="7.4987" calcext:value-type="float">
            <text:p>7.4987</text:p>
          </table:table-cell>
          <table:table-cell office:value-type="float" office:value="0.7562" calcext:value-type="float">
            <text:p>0.7562</text:p>
          </table:table-cell>
          <table:table-cell table:style-name="ce2" office:value-type="float" office:value="7.7083" calcext:value-type="float">
            <text:p>7.7083</text:p>
          </table:table-cell>
          <table:table-cell table:style-name="ce2" office:value-type="float" office:value="0.4955" calcext:value-type="float">
            <text:p>0.4955</text:p>
          </table:table-cell>
          <table:table-cell table:style-name="ce2" office:value-type="float" office:value="7.854" calcext:value-type="float">
            <text:p>7.8540</text:p>
          </table:table-cell>
          <table:table-cell table:style-name="ce2" office:value-type="float" office:value="0.6762" calcext:value-type="float">
            <text:p>0.6762</text:p>
          </table:table-cell>
          <table:table-cell table:style-name="ce2" office:value-type="float" office:value="13.2701" calcext:value-type="float">
            <text:p>13.2701</text:p>
          </table:table-cell>
          <table:table-cell table:style-name="ce2" office:value-type="float" office:value="0.0928" calcext:value-type="float">
            <text:p>0.0928</text:p>
          </table:table-cell>
        </table:table-row>
        <table:table-row table:style-name="ro1" table:number-rows-repeated="3">
          <table:table-cell table:number-columns-repeated="5"/>
          <table:table-cell table:style-name="ce2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shapes>
          <draw:frame draw:z-index="0" draw:style-name="gr1" draw:text-style-name="P1" svg:width="435.71pt" svg:height="263.93pt" svg:x="118.97pt" svg:y="94.48pt">
            <loext:p draw:notify-on-update-of-ranges="Sheet2.A3:Sheet2.A3 Sheet2.B1:Sheet2.B1 Sheet2.D3:Sheet2.D3 Sheet1.C3:Sheet1.C4 Sheet1.C3:Sheet1.C4 Sheet2.D1:Sheet2.D1 Sheet2.D3:Sheet2.D3 Sheet1.E3:Sheet1.E4 Sheet1.E3:Sheet1.E4 Sheet2.F1:Sheet2.F1 Sheet2.F3:Sheet2.F3 Sheet1.G3:Sheet1.G4 Sheet1.G3:Sheet1.G4 Sheet2.H1:Sheet2.H1 Sheet2.H3:Sheet2.H3 Sheet1.I3:Sheet1.I4 Sheet1.I3:Sheet1.I4 Sheet2.J1:Sheet2.J1 Sheet2.J3:Sheet2.J3 Sheet1.K3:Sheet1.K4 Sheet1.K3:Sheet1.K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send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Write(Linux)</text:p>
          </table:table-cell>
          <table:covered-table-cell table:style-name="Default"/>
          <table:table-cell office:value-type="string" calcext:value-type="string" table:number-columns-spanned="2" table:number-rows-spanned="1">
            <text:p>StreamWrite(Linux+SC)</text:p>
          </table:table-cell>
          <table:covered-table-cell/>
          <table:table-cell office:value-type="string" calcext:value-type="string" table:number-columns-spanned="2" table:number-rows-spanned="1">
            <text:p>StreamWrite(Linux+SC+RM)</text:p>
          </table:table-cell>
          <table:covered-table-cell/>
          <table:table-cell office:value-type="string" calcext:value-type="string" table:number-columns-spanned="2" table:number-rows-spanned="1">
            <text:p>StreamWrite(SGX)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TCP bandwidth</text:p>
          </table:table-cell>
          <table:table-cell table:style-name="Default" office:value-type="float" office:value="8542.0907" calcext:value-type="float">
            <text:p>8542.0907</text:p>
          </table:table-cell>
          <table:table-cell table:style-name="Default" office:value-type="float" office:value="52.3644" calcext:value-type="float">
            <text:p>52.3644</text:p>
          </table:table-cell>
          <table:table-cell office:value-type="float" office:value="8239.7233" calcext:value-type="float">
            <text:p>8239.7233</text:p>
          </table:table-cell>
          <table:table-cell office:value-type="float" office:value="122.768" calcext:value-type="float">
            <text:p>122.7680</text:p>
          </table:table-cell>
          <table:table-cell table:style-name="ce2" office:value-type="float" office:value="8184.8713" calcext:value-type="float">
            <text:p>8184.8713</text:p>
          </table:table-cell>
          <table:table-cell table:style-name="ce2" office:value-type="float" office:value="47.3657" calcext:value-type="float">
            <text:p>47.3657</text:p>
          </table:table-cell>
          <table:table-cell table:style-name="ce2" office:value-type="float" office:value="8004.284" calcext:value-type="float">
            <text:p>8004.2840</text:p>
          </table:table-cell>
          <table:table-cell table:style-name="ce2" office:value-type="float" office:value="125.962" calcext:value-type="float">
            <text:p>125.9620</text:p>
          </table:table-cell>
          <table:table-cell table:style-name="ce2" office:value-type="float" office:value="4765.464" calcext:value-type="float">
            <text:p>4765.4640</text:p>
          </table:table-cell>
          <table:table-cell table:style-name="ce2" office:value-type="float" office:value="196.3423" calcext:value-type="float">
            <text:p>196.3423</text:p>
          </table:table-cell>
        </table:table-row>
        <table:table-row table:style-name="ro1" table:number-rows-repeated="3">
          <table:table-cell table:number-columns-repeated="5"/>
          <table:table-cell table:style-name="ce2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04:31:08.404728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3T05:38:57.387496424</dc:date>
    <meta:editing-duration>PT3H16M8S</meta:editing-duration>
    <meta:editing-cycles>14</meta:editing-cycles>
    <meta:generator>LibreOffice/5.1.6.2$Linux_X86_64 LibreOffice_project/10m0$Build-2</meta:generator>
    <meta:document-statistic meta:table-count="2" meta:cell-count="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5" style:family="chart" style:data-style-name="N126">
      <style:chart-properties chart:display-label="true" chart:logarithmic="false" chart:minimum="0" chart:maximum="9000" chart:origin="0" chart:interval-major="2000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link-data-style-to-source="true" chart:error-category="cell-range" chart:error-upper-range="Sheet1.C3:Sheet1.C4" chart:error-lower-range="Sheet1.C3:Sheet1.C4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:Sheet1.C4" chart:error-lower-range="Sheet1.C3:Sheet1.C4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4">
      <style:chart-properties chart:link-data-style-to-source="true" chart:error-category="cell-range" chart:error-upper-range="Sheet1.E3:Sheet1.E4" chart:error-lower-range="Sheet1.E3:Sheet1.E4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3:Sheet1.E4" chart:error-lower-range="Sheet1.E3:Sheet1.E4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126">
      <style:chart-properties chart:link-data-style-to-source="true" chart:error-category="cell-range" chart:error-upper-range="Sheet1.G3:Sheet1.G4" chart:error-lower-range="Sheet1.G3:Sheet1.G4"/>
      <style:graphic-properties svg:stroke-width="0.051cm" draw:fill="hatch" draw:fill-color="#ffffff" draw:fill-hatch-name="Black_20_45_20_Degrees" draw:fill-hatch-solid="tru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G3:Sheet1.G4" chart:error-lower-range="Sheet1.G3:Sheet1.G4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link-data-style-to-source="true" chart:error-category="cell-range" chart:error-upper-range="Sheet1.I3:Sheet1.I4" chart:error-lower-range="Sheet1.I3:Sheet1.I4"/>
      <style:graphic-properties svg:stroke-width="0.051cm" draw:fill="hatch" draw:fill-color="#ffffff" draw:fill-hatch-name="Blue_20_Crossed_20_45_20_Degrees" draw:fill-hatch-solid="true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I3:Sheet1.I4" chart:error-lower-range="Sheet1.I3:Sheet1.I4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4">
      <style:chart-properties chart:link-data-style-to-source="true" chart:error-category="cell-range" chart:error-upper-range="Sheet1.K3:Sheet1.K4" chart:error-lower-range="Sheet1.K3:Sheet1.K4"/>
      <style:graphic-properties draw:stroke="none" draw:fill-color="#0000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K3:Sheet1.K4" chart:error-lower-range="Sheet1.K3:Sheet1.K4" loext:std-weight="1"/>
      <style:graphic-properties draw:stroke="solid" svg:stroke-width="0cm" svg:stroke-color="#000000" svg:stroke-opacity="100%" draw:stroke-linejoin="round"/>
    </style:style>
    <style:style style:name="ch18" style:family="chart">
      <style:graphic-properties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372cm" svg:height="9.312cm" xlink:href=".." xlink:type="simple" chart:class="chart:bar" chart:style-name="ch1">
        <chart:legend svg:x="0.596cm" svg:y="0.211cm" style:legend-expansion="custom" chartooo:width="14.329cm" chartooo:height="1.986cm" style:legend-expansion-aspect-ratio="7.21500503524673" chart:style-name="ch2"/>
        <chart:plot-area chart:style-name="ch3" table:cell-range-address="Sheet2.A3:Sheet2.A3 Sheet2.B1:Sheet2.B1 Sheet2.D3:Sheet2.D3 Sheet2.D1:Sheet2.D1 Sheet2.F1:Sheet2.F1 Sheet2.F3:Sheet2.F3 Sheet2.H1:Sheet2.H1 Sheet2.H3:Sheet2.H3 Sheet2.J1:Sheet2.J1 Sheet2.J3:Sheet2.J3" chart:data-source-has-labels="both" svg:x="2.681cm" svg:y="2.68cm" svg:width="10.399cm" svg:height="6.546cm">
          <chartooo:coordinate-region svg:x="4.456cm" svg:y="2.68cm" svg:width="8.624cm" svg:height="5.597cm"/>
          <chart:axis chart:dimension="x" chart:name="primary-x" chart:style-name="ch4" chartooo:axis-type="auto">
            <chartooo:date-scale/>
            <chart:categories table:cell-range-address="Sheet2.A3:Sheet2.A3"/>
          </chart:axis>
          <chart:axis chart:dimension="y" chart:name="primary-y" chart:style-name="ch5">
            <chart:title svg:x="0.46cm" svg:y="8.691cm" chart:style-name="ch6">
              <text:p>PAL call / system call
bandwidth (MB/s)</text:p>
            </chart:title>
            <chart:grid chart:style-name="ch7" chart:class="major"/>
          </chart:axis>
          <chart:series chart:style-name="ch8" chart:values-cell-range-address="Sheet2.D3:Sheet2.D3" chart:label-cell-address="Sheet2.B1:Sheet2.B1" chart:class="chart:bar">
            <chart:error-indicator chart:style-name="ch9" chart:dimension="y"/>
            <chart:data-point/>
          </chart:series>
          <chart:series chart:style-name="ch10" chart:values-cell-range-address="Sheet2.D3:Sheet2.D3" chart:label-cell-address="Sheet2.D1:Sheet2.D1" chart:class="chart:bar">
            <chart:error-indicator chart:style-name="ch11" chart:dimension="y"/>
            <chart:data-point/>
          </chart:series>
          <chart:series chart:style-name="ch12" chart:values-cell-range-address="Sheet2.F3:Sheet2.F3" chart:label-cell-address="Sheet2.F1:Sheet2.F1" chart:class="chart:bar">
            <chart:error-indicator chart:style-name="ch13" chart:dimension="y"/>
            <chart:data-point/>
          </chart:series>
          <chart:series chart:style-name="ch14" chart:values-cell-range-address="Sheet2.H3:Sheet2.H3" chart:label-cell-address="Sheet2.H1:Sheet2.H1" chart:class="chart:bar">
            <chart:error-indicator chart:style-name="ch15" chart:dimension="y"/>
            <chart:data-point/>
          </chart:series>
          <chart:series chart:style-name="ch16" chart:values-cell-range-address="Sheet2.J3:Sheet2.J3" chart:label-cell-address="Sheet2.J1:Sheet2.J1" chart:class="chart:bar">
            <chart:error-indicator chart:style-name="ch17" chart:dimension="y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(Linux)</text:p>
                <draw:g>
                  <svg:desc>Sheet2.B1:Sheet2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Write(Linux)</text:p>
                <draw:g>
                  <svg:desc>Sheet2.D1:Sheet2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Write(Linux+SC)</text:p>
                <draw:g>
                  <svg:desc>Sheet2.F1:Sheet2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Write(Linux+SC+RM)</text:p>
                <draw:g>
                  <svg:desc>Sheet2.H1:Sheet2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StreamWrite(SGX)</text:p>
                <draw:g>
                  <svg:desc>Sheet2.J1:Sheet2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TCP bandwidth</text:p>
                <draw:g>
                  <svg:desc>Sheet2.A3:Sheet2.A3</svg:desc>
                </draw:g>
              </table:table-cell>
              <table:table-cell office:value-type="float" office:value="8239.7233">
                <text:p>8239.7233</text:p>
                <draw:g>
                  <svg:desc>Sheet2.D3:Sheet2.D3</svg:desc>
                </draw:g>
              </table:table-cell>
              <table:table-cell office:value-type="float" office:value="0.1527">
                <text:p>0.1527</text:p>
                <draw:g>
                  <svg:desc>Sheet1.C3:Sheet1.C4</svg:desc>
                </draw:g>
              </table:table-cell>
              <table:table-cell office:value-type="float" office:value="0.1527">
                <text:p>0.1527</text:p>
                <draw:g>
                  <svg:desc>Sheet1.C3:Sheet1.C4</svg:desc>
                </draw:g>
              </table:table-cell>
              <table:table-cell office:value-type="float" office:value="8239.7233">
                <text:p>8239.7233</text:p>
                <draw:g>
                  <svg:desc>Sheet2.D3:Sheet2.D3</svg:desc>
                </draw:g>
              </table:table-cell>
              <table:table-cell office:value-type="float" office:value="0.5962">
                <text:p>0.5962</text:p>
                <draw:g>
                  <svg:desc>Sheet1.E3:Sheet1.E4</svg:desc>
                </draw:g>
              </table:table-cell>
              <table:table-cell office:value-type="float" office:value="0.5962">
                <text:p>0.5962</text:p>
                <draw:g>
                  <svg:desc>Sheet1.E3:Sheet1.E4</svg:desc>
                </draw:g>
              </table:table-cell>
              <table:table-cell office:value-type="float" office:value="8184.8713">
                <text:p>8184.8713</text:p>
                <draw:g>
                  <svg:desc>Sheet2.F3:Sheet2.F3</svg:desc>
                </draw:g>
              </table:table-cell>
              <table:table-cell office:value-type="float" office:value="0.3507">
                <text:p>0.3507</text:p>
                <draw:g>
                  <svg:desc>Sheet1.G3:Sheet1.G4</svg:desc>
                </draw:g>
              </table:table-cell>
              <table:table-cell office:value-type="float" office:value="0.3507">
                <text:p>0.3507</text:p>
                <draw:g>
                  <svg:desc>Sheet1.G3:Sheet1.G4</svg:desc>
                </draw:g>
              </table:table-cell>
              <table:table-cell office:value-type="float" office:value="8004.284">
                <text:p>8004.284</text:p>
                <draw:g>
                  <svg:desc>Sheet2.H3:Sheet2.H3</svg:desc>
                </draw:g>
              </table:table-cell>
              <table:table-cell office:value-type="float" office:value="0.3699">
                <text:p>0.3699</text:p>
                <draw:g>
                  <svg:desc>Sheet1.I3:Sheet1.I4</svg:desc>
                </draw:g>
              </table:table-cell>
              <table:table-cell office:value-type="float" office:value="0.3699">
                <text:p>0.3699</text:p>
                <draw:g>
                  <svg:desc>Sheet1.I3:Sheet1.I4</svg:desc>
                </draw:g>
              </table:table-cell>
              <table:table-cell office:value-type="float" office:value="4765.464">
                <text:p>4765.464</text:p>
                <draw:g>
                  <svg:desc>Sheet2.J3:Sheet2.J3</svg:desc>
                </draw:g>
              </table:table-cell>
              <table:table-cell office:value-type="float" office:value="0.6695">
                <text:p>0.6695</text:p>
                <draw:g>
                  <svg:desc>Sheet1.K3:Sheet1.K4</svg:desc>
                </draw:g>
              </table:table-cell>
              <table:table-cell office:value-type="float" office:value="0.6695">
                <text:p>0.6695</text:p>
                <draw:g>
                  <svg:desc>Sheet1.K3:Sheet1.K4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492">
                <text:p>0.6492</text:p>
              </table:table-cell>
              <table:table-cell office:value-type="float" office:value="0.6492">
                <text:p>0.6492</text:p>
              </table:table-cell>
              <table:table-cell office:value-type="float" office:value="NaN">
                <text:p>NaN</text:p>
              </table:table-cell>
              <table:table-cell office:value-type="float" office:value="0.7562">
                <text:p>0.7562</text:p>
              </table:table-cell>
              <table:table-cell office:value-type="float" office:value="0.7562">
                <text:p>0.7562</text:p>
              </table:table-cell>
              <table:table-cell office:value-type="float" office:value="NaN">
                <text:p>NaN</text:p>
              </table:table-cell>
              <table:table-cell office:value-type="float" office:value="0.4955">
                <text:p>0.4955</text:p>
              </table:table-cell>
              <table:table-cell office:value-type="float" office:value="0.4955">
                <text:p>0.4955</text:p>
              </table:table-cell>
              <table:table-cell office:value-type="float" office:value="NaN">
                <text:p>NaN</text:p>
              </table:table-cell>
              <table:table-cell office:value-type="float" office:value="0.6762">
                <text:p>0.6762</text:p>
              </table:table-cell>
              <table:table-cell office:value-type="float" office:value="0.6762">
                <text:p>0.6762</text:p>
              </table:table-cell>
              <table:table-cell office:value-type="float" office:value="NaN">
                <text:p>NaN</text:p>
              </table:table-cell>
              <table:table-cell office:value-type="float" office:value="0.0928">
                <text:p>0.0928</text:p>
              </table:table-cell>
              <table:table-cell office:value-type="float" office:value="0.0928">
                <text:p>0.0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stroke-dash draw:name="Dashed_20__28_var_29_" draw:display-name="Dashed (var)" draw:style="rect" draw:dots1="1" draw:dots1-length="197%" draw:distance="12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5" style:family="chart" style:data-style-name="N124">
      <style:chart-properties chart:display-label="true" chart:logarithmic="false" chart:origin="0" chart:interval-major="2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link-data-style-to-source="true" chart:error-category="cell-range" chart:error-upper-range="Sheet1.C3:Sheet1.C4" chart:error-lower-range="Sheet1.C3:Sheet1.C4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:Sheet1.C4" chart:error-lower-range="Sheet1.C3:Sheet1.C4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4">
      <style:chart-properties chart:link-data-style-to-source="true" chart:error-category="cell-range" chart:error-upper-range="Sheet1.E3:Sheet1.E4" chart:error-lower-range="Sheet1.E3:Sheet1.E4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3:Sheet1.E4" chart:error-lower-range="Sheet1.E3:Sheet1.E4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124">
      <style:chart-properties chart:link-data-style-to-source="true" chart:error-category="cell-range" chart:error-upper-range="Sheet1.G3:Sheet1.G4" chart:error-lower-range="Sheet1.G3:Sheet1.G4"/>
      <style:graphic-properties svg:stroke-width="0.051cm" draw:fill="hatch" draw:fill-color="#ffffff" draw:fill-hatch-name="Black_20_45_20_Degrees" draw:fill-hatch-solid="tru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G3:Sheet1.G4" chart:error-lower-range="Sheet1.G3:Sheet1.G4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link-data-style-to-source="true" chart:error-category="cell-range" chart:error-upper-range="Sheet1.I3:Sheet1.I4" chart:error-lower-range="Sheet1.I3:Sheet1.I4"/>
      <style:graphic-properties svg:stroke-width="0.051cm" draw:fill="hatch" draw:fill-color="#ffffff" draw:fill-hatch-name="Blue_20_Crossed_20_45_20_Degrees" draw:fill-hatch-solid="true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I3:Sheet1.I4" chart:error-lower-range="Sheet1.I3:Sheet1.I4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4">
      <style:chart-properties chart:link-data-style-to-source="true" chart:error-category="cell-range" chart:error-upper-range="Sheet1.K3:Sheet1.K4" chart:error-lower-range="Sheet1.K3:Sheet1.K4"/>
      <style:graphic-properties draw:stroke="none" draw:fill-color="#0000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K3:Sheet1.K4" chart:error-lower-range="Sheet1.K3:Sheet1.K4" loext:std-weight="1"/>
      <style:graphic-properties draw:stroke="solid" svg:stroke-width="0cm" svg:stroke-color="#000000" svg:stroke-opacity="100%" draw:stroke-linejoin="round"/>
    </style:style>
    <style:style style:name="ch18" style:family="chart">
      <style:graphic-properties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9cm" svg:height="9.355cm" xlink:href=".." xlink:type="simple" chart:class="chart:bar" chart:style-name="ch1">
        <chart:legend svg:x="0cm" svg:y="0.163cm" style:legend-expansion="custom" chartooo:width="20.229cm" chartooo:height="1.99cm" style:legend-expansion-aspect-ratio="10.1653266331658" chart:style-name="ch2"/>
        <chart:plot-area chart:style-name="ch3" table:cell-range-address="Sheet1.A3:Sheet1.B4 Sheet1.B1:Sheet1.B1 Sheet1.D1:Sheet1.D1 Sheet1.D3:Sheet1.D4 Sheet1.F1:Sheet1.F1 Sheet1.F3:Sheet1.F4 Sheet1.H1:Sheet1.H1 Sheet1.H3:Sheet1.H4 Sheet1.J1:Sheet1.J1 Sheet1.J3:Sheet1.J4" chart:data-source-has-labels="both" svg:x="3.237cm" svg:y="2.342cm" svg:width="16.739cm" svg:height="6.931cm">
          <chartooo:coordinate-region svg:x="4.377cm" svg:y="2.618cm" svg:width="15.599cm" svg:height="5.706cm"/>
          <chart:axis chart:dimension="x" chart:name="primary-x" chart:style-name="ch4" chartooo:axis-type="auto">
            <chartooo:date-scale/>
            <chart:categories table:cell-range-address="Sheet1.A3:Sheet1.A4"/>
          </chart:axis>
          <chart:axis chart:dimension="y" chart:name="primary-y" chart:style-name="ch5">
            <chart:title svg:x="0.413cm" svg:y="8.49cm" chart:style-name="ch6">
              <text:p>PAL call / system call
latency (μs)</text:p>
            </chart:title>
            <chart:grid chart:style-name="ch7" chart:class="major"/>
          </chart:axis>
          <chart:series chart:style-name="ch8" chart:values-cell-range-address="Sheet1.B3:Sheet1.B4" chart:label-cell-address="Sheet1.B1:Sheet1.B1" chart:class="chart:bar">
            <chart:error-indicator chart:style-name="ch9" chart:dimension="y"/>
            <chart:data-point chart:repeated="2"/>
          </chart:series>
          <chart:series chart:style-name="ch10" chart:values-cell-range-address="Sheet1.D3:Sheet1.D4" chart:label-cell-address="Sheet1.D1:Sheet1.D1" chart:class="chart:bar">
            <chart:error-indicator chart:style-name="ch11" chart:dimension="y"/>
            <chart:data-point chart:repeated="2"/>
          </chart:series>
          <chart:series chart:style-name="ch12" chart:values-cell-range-address="Sheet1.F3:Sheet1.F4" chart:label-cell-address="Sheet1.F1:Sheet1.F1" chart:class="chart:bar">
            <chart:error-indicator chart:style-name="ch13" chart:dimension="y"/>
            <chart:data-point chart:repeated="2"/>
          </chart:series>
          <chart:series chart:style-name="ch14" chart:values-cell-range-address="Sheet1.H3:Sheet1.H4" chart:label-cell-address="Sheet1.H1:Sheet1.H1" chart:class="chart:bar">
            <chart:error-indicator chart:style-name="ch15" chart:dimension="y"/>
            <chart:data-point chart:repeated="2"/>
          </chart:series>
          <chart:series chart:style-name="ch16" chart:values-cell-range-address="Sheet1.J3:Sheet1.J4" chart:label-cell-address="Sheet1.J1:Sheet1.J1" chart:class="chart:bar">
            <chart:error-indicator chart:style-name="ch17" chart:dimension="y"/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+recv(Linux)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Write+StreamRead(Linux)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Write+StreamRead(Linux+SC)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Write+StreamRead(Linux+SC+RM)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StreamWrite+StreamRead(SGX)</text:p>
                <draw:g>
                  <svg:desc>Sheet1.J1:Sheet1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TCP latency</text:p>
                <draw:g>
                  <svg:desc>Sheet1.A3:Sheet1.A4</svg:desc>
                </draw:g>
              </table:table-cell>
              <table:table-cell office:value-type="float" office:value="5.3911">
                <text:p>5.3911</text:p>
                <draw:g>
                  <svg:desc>Sheet1.B3:Sheet1.B4</svg:desc>
                </draw:g>
              </table:table-cell>
              <table:table-cell office:value-type="float" office:value="0.1527">
                <text:p>0.1527</text:p>
                <draw:g>
                  <svg:desc>Sheet1.C3:Sheet1.C4</svg:desc>
                </draw:g>
              </table:table-cell>
              <table:table-cell office:value-type="float" office:value="0.1527">
                <text:p>0.1527</text:p>
                <draw:g>
                  <svg:desc>Sheet1.C3:Sheet1.C4</svg:desc>
                </draw:g>
              </table:table-cell>
              <table:table-cell office:value-type="float" office:value="6.3489">
                <text:p>6.3489</text:p>
                <draw:g>
                  <svg:desc>Sheet1.D3:Sheet1.D4</svg:desc>
                </draw:g>
              </table:table-cell>
              <table:table-cell office:value-type="float" office:value="0.5962">
                <text:p>0.5962</text:p>
                <draw:g>
                  <svg:desc>Sheet1.E3:Sheet1.E4</svg:desc>
                </draw:g>
              </table:table-cell>
              <table:table-cell office:value-type="float" office:value="0.5962">
                <text:p>0.5962</text:p>
                <draw:g>
                  <svg:desc>Sheet1.E3:Sheet1.E4</svg:desc>
                </draw:g>
              </table:table-cell>
              <table:table-cell office:value-type="float" office:value="6.5984">
                <text:p>6.5984</text:p>
                <draw:g>
                  <svg:desc>Sheet1.F3:Sheet1.F4</svg:desc>
                </draw:g>
              </table:table-cell>
              <table:table-cell office:value-type="float" office:value="0.3507">
                <text:p>0.3507</text:p>
                <draw:g>
                  <svg:desc>Sheet1.G3:Sheet1.G4</svg:desc>
                </draw:g>
              </table:table-cell>
              <table:table-cell office:value-type="float" office:value="0.3507">
                <text:p>0.3507</text:p>
                <draw:g>
                  <svg:desc>Sheet1.G3:Sheet1.G4</svg:desc>
                </draw:g>
              </table:table-cell>
              <table:table-cell office:value-type="float" office:value="6.6327">
                <text:p>6.6327</text:p>
                <draw:g>
                  <svg:desc>Sheet1.H3:Sheet1.H4</svg:desc>
                </draw:g>
              </table:table-cell>
              <table:table-cell office:value-type="float" office:value="0.3699">
                <text:p>0.3699</text:p>
                <draw:g>
                  <svg:desc>Sheet1.I3:Sheet1.I4</svg:desc>
                </draw:g>
              </table:table-cell>
              <table:table-cell office:value-type="float" office:value="0.3699">
                <text:p>0.3699</text:p>
                <draw:g>
                  <svg:desc>Sheet1.I3:Sheet1.I4</svg:desc>
                </draw:g>
              </table:table-cell>
              <table:table-cell office:value-type="float" office:value="14.4018">
                <text:p>14.4018</text:p>
                <draw:g>
                  <svg:desc>Sheet1.J3:Sheet1.J4</svg:desc>
                </draw:g>
              </table:table-cell>
              <table:table-cell office:value-type="float" office:value="0.6695">
                <text:p>0.6695</text:p>
                <draw:g>
                  <svg:desc>Sheet1.K3:Sheet1.K4</svg:desc>
                </draw:g>
              </table:table-cell>
              <table:table-cell office:value-type="float" office:value="0.6695">
                <text:p>0.6695</text:p>
                <draw:g>
                  <svg:desc>Sheet1.K3:Sheet1.K4</svg:desc>
                </draw:g>
              </table:table-cell>
            </table:table-row>
            <table:table-row>
              <table:table-cell office:value-type="string">
                <text:p>UDP latency</text:p>
              </table:table-cell>
              <table:table-cell office:value-type="float" office:value="5.7363">
                <text:p>5.7363</text:p>
              </table:table-cell>
              <table:table-cell office:value-type="float" office:value="0.6492">
                <text:p>0.6492</text:p>
              </table:table-cell>
              <table:table-cell office:value-type="float" office:value="0.6492">
                <text:p>0.6492</text:p>
              </table:table-cell>
              <table:table-cell office:value-type="float" office:value="7.4987">
                <text:p>7.4987</text:p>
              </table:table-cell>
              <table:table-cell office:value-type="float" office:value="0.7562">
                <text:p>0.7562</text:p>
              </table:table-cell>
              <table:table-cell office:value-type="float" office:value="0.7562">
                <text:p>0.7562</text:p>
              </table:table-cell>
              <table:table-cell office:value-type="float" office:value="7.7083">
                <text:p>7.7083</text:p>
              </table:table-cell>
              <table:table-cell office:value-type="float" office:value="0.4955">
                <text:p>0.4955</text:p>
              </table:table-cell>
              <table:table-cell office:value-type="float" office:value="0.4955">
                <text:p>0.4955</text:p>
              </table:table-cell>
              <table:table-cell office:value-type="float" office:value="7.854">
                <text:p>7.854</text:p>
              </table:table-cell>
              <table:table-cell office:value-type="float" office:value="0.6762">
                <text:p>0.6762</text:p>
              </table:table-cell>
              <table:table-cell office:value-type="float" office:value="0.6762">
                <text:p>0.6762</text:p>
              </table:table-cell>
              <table:table-cell office:value-type="float" office:value="13.2701">
                <text:p>13.2701</text:p>
              </table:table-cell>
              <table:table-cell office:value-type="float" office:value="0.0928">
                <text:p>0.0928</text:p>
              </table:table-cell>
              <table:table-cell office:value-type="float" office:value="0.0928">
                <text:p>0.09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stroke-dash draw:name="Dashed_20__28_var_29_" draw:display-name="Dashed (var)" draw:style="rect" draw:dots1="1" draw:dots1-length="197%" draw:distance="127%"/>
  </office:styles>
</office:document-styles>
</file>